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MessageExchangeProcessor.BaseMessageExchangeProcessor( Delivery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essageExchangeProcessor.onJbiMessageExchange( MessageExchange jbiMex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9">
            <text:p text:style-name="Table_20_Contents">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